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F600000083614A741DDBEB8F8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6.933cm" fo:margin-left="0.09cm" fo:margin-top="0cm" fo:margin-bottom="0cm" table:align="left" style:writing-mode="lr-tb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10.63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B1" style:family="table-cell">
      <style:table-cell-properties fo:background-color="#ffffff" fo:padding="0.097cm" fo:border="0.25pt solid #000000">
        <style:background-image/>
      </style:table-cell-properties>
    </style:style>
    <style:style style:name="Tabela1.B3" style:family="table-cell">
      <style:table-cell-properties fo:padding="0.097cm" fo:border="0.25pt solid #000000"/>
    </style:style>
    <style:style style:name="Tabela1.B4" style:family="table-cell">
      <style:table-cell-properties fo:padding="0.097cm" fo:border="0.25pt solid #000000"/>
    </style:style>
    <style:style style:name="Tabela1.B5" style:family="table-cell">
      <style:table-cell-properties fo:padding="0.097cm" fo:border="0.25pt solid #000000"/>
    </style:style>
    <style:style style:name="Tabela2" style:family="table">
      <style:table-properties style:width="17.039cm" fo:margin-left="-0.016cm" fo:margin-top="0cm" fo:margin-bottom="0cm" table:align="left" style:writing-mode="lr-tb"/>
    </style:style>
    <style:style style:name="Tabela2.A" style:family="table-column">
      <style:table-column-properties style:column-width="5.689cm"/>
    </style:style>
    <style:style style:name="Tabela2.B" style:family="table-column">
      <style:table-column-properties style:column-width="5.66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C1" style:family="table-cell">
      <style:table-cell-properties fo:background-color="#729fcf" fo:padding="0.097cm" fo:border="0.25pt solid #000000">
        <style:background-image/>
      </style:table-cell-properties>
    </style:style>
    <style:style style:name="Tabela2.A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2" style:family="table-cell">
      <style:table-cell-properties fo:padding="0.097cm" fo:border="0.25pt solid #000000"/>
    </style:style>
    <style:style style:name="Tabela2.A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3" style:family="table-cell">
      <style:table-cell-properties fo:padding="0.097cm" fo:border="0.25pt solid #000000"/>
    </style:style>
    <style:style style:name="Tabela2.A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4" style:family="table-cell">
      <style:table-cell-properties fo:padding="0.097cm" fo:border="0.25pt solid #000000"/>
    </style:style>
    <style:style style:name="Tabela2.A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5" style:family="table-cell">
      <style:table-cell-properties fo:padding="0.097cm" fo:border="0.25pt solid #000000"/>
    </style:style>
    <style:style style:name="Tabela2.A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6" style:family="table-cell">
      <style:table-cell-properties fo:padding="0.097cm" fo:border="0.25pt solid #000000"/>
    </style:style>
    <style:style style:name="Tabela2.A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7" style:family="table-cell">
      <style:table-cell-properties fo:padding="0.097cm" fo:border="0.25pt solid #000000"/>
    </style:style>
    <style:style style:name="Tabela2.A8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8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8" style:family="table-cell">
      <style:table-cell-properties fo:padding="0.097cm" fo:border="0.25pt solid #000000"/>
    </style:style>
    <style:style style:name="Tabela2.A9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9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9" style:family="table-cell">
      <style:table-cell-properties fo:padding="0.097cm" fo:border="0.25pt solid #000000"/>
    </style:style>
    <style:style style:name="Tabela2.A10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0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0" style:family="table-cell">
      <style:table-cell-properties fo:padding="0.097cm" fo:border="0.25pt solid #000000"/>
    </style:style>
    <style:style style:name="Tabela2.A1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1" style:family="table-cell">
      <style:table-cell-properties fo:padding="0.097cm" fo:border="0.25pt solid #000000"/>
    </style:style>
    <style:style style:name="Tabela2.A1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2" style:family="table-cell">
      <style:table-cell-properties fo:padding="0.097cm" fo:border="0.25pt solid #000000"/>
    </style:style>
    <style:style style:name="Tabela2.A1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3" style:family="table-cell">
      <style:table-cell-properties fo:padding="0.097cm" fo:border="0.25pt solid #000000"/>
    </style:style>
    <style:style style:name="Tabela2.A1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4" style:family="table-cell">
      <style:table-cell-properties fo:padding="0.097cm" fo:border="0.25pt solid #000000"/>
    </style:style>
    <style:style style:name="Tabela2.A1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5" style:family="table-cell">
      <style:table-cell-properties fo:padding="0.097cm" fo:border="0.25pt solid #000000"/>
    </style:style>
    <style:style style:name="Tabela2.A1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6" style:family="table-cell">
      <style:table-cell-properties fo:padding="0.097cm" fo:border="0.25pt solid #000000"/>
    </style:style>
    <style:style style:name="Tabela2.A1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C17" style:family="table-cell">
      <style:table-cell-properties fo:padding="0.097cm" fo:border="0.25pt solid #000000"/>
    </style:style>
    <style:style style:name="Tabela3" style:family="table">
      <style:table-properties style:width="17.039cm" fo:margin-left="-0.016cm" fo:margin-top="0cm" fo:margin-bottom="0cm" table:align="left" style:writing-mode="lr-tb"/>
    </style:style>
    <style:style style:name="Tabela3.A" style:family="table-column">
      <style:table-column-properties style:column-width="5.689cm"/>
    </style:style>
    <style:style style:name="Tabela3.B" style:family="table-column">
      <style:table-column-properties style:column-width="5.66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C1" style:family="table-cell">
      <style:table-cell-properties fo:background-color="#729fcf" fo:padding="0.097cm" fo:border="0.25pt solid #000000">
        <style:background-image/>
      </style:table-cell-properties>
    </style:style>
    <style:style style:name="Tabela3.A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C2" style:family="table-cell">
      <style:table-cell-properties fo:padding="0.097cm" fo:border="0.25pt solid #000000"/>
    </style:style>
    <style:style style:name="Tabela3.A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C3" style:family="table-cell">
      <style:table-cell-properties fo:padding="0.097cm" fo:border="0.25pt solid #000000"/>
    </style:style>
    <style:style style:name="Tabela4" style:family="table">
      <style:table-properties style:width="17.039cm" fo:margin-left="-0.016cm" fo:margin-top="0cm" fo:margin-bottom="0cm" table:align="left" style:writing-mode="lr-tb"/>
    </style:style>
    <style:style style:name="Tabela4.A" style:family="table-column">
      <style:table-column-properties style:column-width="8.52cm"/>
    </style:style>
    <style:style style:name="Tabela4.B" style:family="table-column">
      <style:table-column-properties style:column-width="8.51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B1" style:family="table-cell">
      <style:table-cell-properties fo:background-color="#729fcf" fo:padding="0.097cm" fo:border="0.25pt solid #000000">
        <style:background-image/>
      </style:table-cell-properties>
    </style:style>
    <style:style style:name="Tabela4.A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2" style:family="table-cell">
      <style:table-cell-properties fo:padding="0.097cm" fo:border="0.25pt solid #000000"/>
    </style:style>
    <style:style style:name="Tabela4.A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3" style:family="table-cell">
      <style:table-cell-properties fo:padding="0.097cm" fo:border="0.25pt solid #000000"/>
    </style:style>
    <style:style style:name="Tabela4.A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4" style:family="table-cell">
      <style:table-cell-properties fo:padding="0.097cm" fo:border="0.25pt solid #000000"/>
    </style:style>
    <style:style style:name="Tabela4.A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5" style:family="table-cell">
      <style:table-cell-properties fo:padding="0.097cm" fo:border="0.25pt solid #000000"/>
    </style:style>
    <style:style style:name="Tabela5" style:family="table">
      <style:table-properties style:width="17.039cm" fo:margin-left="-0.016cm" fo:margin-top="0cm" fo:margin-bottom="0cm" table:align="left" style:writing-mode="lr-tb"/>
    </style:style>
    <style:style style:name="Tabela5.A" style:family="table-column">
      <style:table-column-properties style:column-width="3.808cm"/>
    </style:style>
    <style:style style:name="Tabela5.B" style:family="table-column">
      <style:table-column-properties style:column-width="6.415cm"/>
    </style:style>
    <style:style style:name="Tabela5.C" style:family="table-column">
      <style:table-column-properties style:column-width="6.816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C1" style:family="table-cell">
      <style:table-cell-properties fo:background-color="#729fcf" fo:padding="0.097cm" fo:border="0.25pt solid #000000">
        <style:background-image/>
      </style:table-cell-properties>
    </style:style>
    <style:style style:name="Tabela5.A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2" style:family="table-cell">
      <style:table-cell-properties fo:padding="0.097cm" fo:border="0.25pt solid #000000"/>
    </style:style>
    <style:style style:name="Tabela5.A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3" style:family="table-cell">
      <style:table-cell-properties fo:padding="0.097cm" fo:border="0.25pt solid #000000"/>
    </style:style>
    <style:style style:name="Tabela5.A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4" style:family="table-cell">
      <style:table-cell-properties fo:padding="0.097cm" fo:border="0.25pt solid #000000"/>
    </style:style>
    <style:style style:name="Tabela5.A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5" style:family="table-cell">
      <style:table-cell-properties fo:padding="0.097cm" fo:border="0.25pt solid #000000"/>
    </style:style>
    <style:style style:name="Tabela5.A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6" style:family="table-cell">
      <style:table-cell-properties fo:padding="0.097cm" fo:border="0.25pt solid #000000"/>
    </style:style>
    <style:style style:name="Tabela5.A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7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7" style:family="table-cell">
      <style:table-cell-properties fo:padding="0.097cm" fo:border="0.25pt solid #000000"/>
    </style:style>
    <style:style style:name="Tabela5.A8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8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8" style:family="table-cell">
      <style:table-cell-properties fo:padding="0.097cm" fo:border="0.25pt solid #000000"/>
    </style:style>
    <style:style style:name="Tabela5.A9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9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9" style:family="table-cell">
      <style:table-cell-properties fo:padding="0.097cm" fo:border="0.25pt solid #000000"/>
    </style:style>
    <style:style style:name="Tabela5.A10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0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0" style:family="table-cell">
      <style:table-cell-properties fo:padding="0.097cm" fo:border="0.25pt solid #000000"/>
    </style:style>
    <style:style style:name="Tabela5.A1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1" style:family="table-cell">
      <style:table-cell-properties fo:padding="0.097cm" fo:border="0.25pt solid #000000"/>
    </style:style>
    <style:style style:name="Tabela5.A1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2" style:family="table-cell">
      <style:table-cell-properties fo:padding="0.097cm" fo:border="0.25pt solid #000000"/>
    </style:style>
    <style:style style:name="Tabela5.A1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3" style:family="table-cell">
      <style:table-cell-properties fo:padding="0.097cm" fo:border="0.25pt solid #000000"/>
    </style:style>
    <style:style style:name="Tabela5.A1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4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4" style:family="table-cell">
      <style:table-cell-properties fo:padding="0.097cm" fo:border="0.25pt solid #000000"/>
    </style:style>
    <style:style style:name="Tabela5.A1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5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5" style:family="table-cell">
      <style:table-cell-properties fo:padding="0.097cm" fo:border="0.25pt solid #000000"/>
    </style:style>
    <style:style style:name="Tabela5.A1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6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C16" style:family="table-cell">
      <style:table-cell-properties fo:padding="0.097cm" fo:border="0.25pt solid #000000"/>
    </style:style>
    <style:style style:name="Tabela6" style:family="table">
      <style:table-properties style:width="17.039cm" fo:margin-left="-0.016cm" fo:margin-top="0cm" fo:margin-bottom="0cm" table:align="left" style:writing-mode="lr-tb"/>
    </style:style>
    <style:style style:name="Tabela6.A" style:family="table-column">
      <style:table-column-properties style:column-width="7.303cm"/>
    </style:style>
    <style:style style:name="Tabela6.B" style:family="table-column">
      <style:table-column-properties style:column-width="9.735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729fcf" fo:padding="0.097cm" fo:border="0.25pt solid #000000">
        <style:background-image/>
      </style:table-cell-properties>
    </style:style>
    <style:style style:name="Tabela6.2" style:family="table-row">
      <style:table-row-properties style:min-row-height="0.744cm" fo:keep-together="auto"/>
    </style:style>
    <style:style style:name="Tabela6.A2" style:family="table-cell">
      <style:table-cell-properties fo:padding="0.097cm" fo:border="0.25pt solid #000000"/>
    </style:style>
    <style:style style:name="Tabela6.B2" style:family="table-cell">
      <style:table-cell-properties fo:padding="0.097cm" fo:border="0.25pt solid #000000"/>
    </style:style>
    <style:style style:name="Tabela6.A3" style:family="table-cell">
      <style:table-cell-properties fo:padding="0.097cm" fo:border="0.25pt solid #000000"/>
    </style:style>
    <style:style style:name="Tabela6.B3" style:family="table-cell">
      <style:table-cell-properties fo:padding="0.097cm" fo:border="0.25pt solid #000000"/>
    </style:style>
    <style:style style:name="Tabela7" style:family="table">
      <style:table-properties style:width="17.039cm" fo:margin-left="-0.016cm" fo:margin-top="0cm" fo:margin-bottom="0cm" table:align="left" style:writing-mode="lr-tb"/>
    </style:style>
    <style:style style:name="Tabela7.A" style:family="table-column">
      <style:table-column-properties style:column-width="9.894cm"/>
    </style:style>
    <style:style style:name="Tabela7.B" style:family="table-column">
      <style:table-column-properties style:column-width="7.144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729fcf" fo:padding="0.097cm" fo:border="0.25pt solid #000000">
        <style:background-image/>
      </style:table-cell-properties>
    </style:style>
    <style:style style:name="Tabela7.A2" style:family="table-cell">
      <style:table-cell-properties fo:padding="0.097cm" fo:border="0.25pt solid #000000"/>
    </style:style>
    <style:style style:name="Tabela7.B2" style:family="table-cell">
      <style:table-cell-properties fo:padding="0.097cm" fo:border="0.25pt solid #000000"/>
    </style:style>
    <style:style style:name="Tabela7.A3" style:family="table-cell">
      <style:table-cell-properties fo:padding="0.097cm" fo:border="0.25pt solid #000000"/>
    </style:style>
    <style:style style:name="Tabela7.B3" style:family="table-cell">
      <style:table-cell-properties fo:padding="0.097cm" fo:border="0.25pt solid #000000"/>
    </style:style>
    <style:style style:name="Tabela7.A4" style:family="table-cell">
      <style:table-cell-properties fo:padding="0.097cm" fo:border="0.25pt solid #000000"/>
    </style:style>
    <style:style style:name="Tabela7.B4" style:family="table-cell">
      <style:table-cell-properties fo:padding="0.097cm" fo:border="0.25pt solid #000000"/>
    </style:style>
    <style:style style:name="Tabela7.A5" style:family="table-cell">
      <style:table-cell-properties fo:padding="0.097cm" fo:border="0.25pt solid #000000"/>
    </style:style>
    <style:style style:name="Tabela7.B5" style:family="table-cell">
      <style:table-cell-properties fo:padding="0.097cm" fo:border="0.25pt solid #000000"/>
    </style:style>
    <style:style style:name="Tabela8" style:family="table">
      <style:table-properties style:width="17.039cm" fo:margin-left="-0.016cm" fo:margin-top="0cm" fo:margin-bottom="0cm" table:align="left" style:writing-mode="lr-tb"/>
    </style:style>
    <style:style style:name="Tabela8.A" style:family="table-column">
      <style:table-column-properties style:column-width="7.303cm"/>
    </style:style>
    <style:style style:name="Tabela8.B" style:family="table-column">
      <style:table-column-properties style:column-width="9.735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729fcf" fo:padding="0.097cm" fo:border="0.25pt solid #000000">
        <style:background-image/>
      </style:table-cell-properties>
    </style:style>
    <style:style style:name="Tabela8.A2" style:family="table-cell">
      <style:table-cell-properties fo:padding="0.097cm" fo:border="0.25pt solid #000000"/>
    </style:style>
    <style:style style:name="Tabela8.B2" style:family="table-cell">
      <style:table-cell-properties fo:padding="0.097cm" fo:border="0.25pt solid #000000"/>
    </style:style>
    <style:style style:name="Tabela8.3" style:family="table-row">
      <style:table-row-properties style:min-row-height="0.75cm" fo:keep-together="auto"/>
    </style:style>
    <style:style style:name="Tabela8.A3" style:family="table-cell">
      <style:table-cell-properties fo:padding="0.097cm" fo:border="0.25pt solid #000000"/>
    </style:style>
    <style:style style:name="Tabela8.B3" style:family="table-cell">
      <style:table-cell-properties fo:padding="0.097cm" fo:border="0.25pt solid #000000"/>
    </style:style>
    <style:style style:name="Tabela9" style:family="table">
      <style:table-properties style:width="17.039cm" fo:margin-left="-0.016cm" fo:margin-top="0cm" fo:margin-bottom="0cm" table:align="left" style:writing-mode="lr-tb"/>
    </style:style>
    <style:style style:name="Tabela9.A" style:family="table-column">
      <style:table-column-properties style:column-width="8.52cm"/>
    </style:style>
    <style:style style:name="Tabela9.B" style:family="table-column">
      <style:table-column-properties style:column-width="8.518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729fc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9.B1" style:family="table-cell">
      <style:table-cell-properties fo:background-color="#729fcf" fo:padding="0.097cm" fo:border="0.25pt solid #000000">
        <style:background-image/>
      </style:table-cell-properties>
    </style:style>
    <style:style style:name="Tabela9.A2" style:family="table-cell">
      <style:table-cell-properties fo:padding="0.097cm" fo:border-left="0.25pt solid #000000" fo:border-right="none" fo:border-top="0.25pt solid #000000" fo:border-bottom="0.25pt solid #000000"/>
    </style:style>
    <style:style style:name="Tabela9.B2" style:family="table-cell">
      <style:table-cell-properties fo:padding="0.097cm" fo:border="0.25pt solid #000000"/>
    </style:style>
    <style:style style:name="Tabela9.A3" style:family="table-cell">
      <style:table-cell-properties fo:padding="0.097cm" fo:border-left="0.25pt solid #000000" fo:border-right="none" fo:border-top="0.25pt solid #000000" fo:border-bottom="0.25pt solid #000000"/>
    </style:style>
    <style:style style:name="Tabela9.B3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1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style:font-name="Times New Roman"/>
    </style:style>
    <style:style style:name="P8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9" style:family="paragraph" style:parent-style-name="Standard" style:list-style-name="">
      <style:paragraph-properties fo:margin-left="1.87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paragraph-properties fo:margin-left="1.3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.7cm" fo:margin-right="0cm" fo:text-align="start" style:justify-single-word="false" fo:text-indent="0cm" style:auto-text-indent="false"/>
    </style:style>
    <style:style style:name="P14" style:family="paragraph" style:parent-style-name="Standard" style:list-style-name="WWNum1">
      <style:paragraph-properties fo:margin-left="0.7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.7cm" fo:margin-right="0cm" fo:text-align="start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16" style:family="paragraph" style:parent-style-name="Standard">
      <style:paragraph-properties fo:margin-left="1.199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1.199cm" fo:margin-right="0cm" fo:text-align="start" style:justify-single-word="false" fo:text-indent="0cm" style:auto-text-indent="false"/>
      <style:text-properties style:font-name="Times New Roman" fo:font-weight="normal" style:font-weight-asian="normal" style:font-weight-complex="normal"/>
    </style:style>
    <style:style style:name="P18" style:family="paragraph" style:parent-style-name="Standard" style:list-style-name="">
      <style:paragraph-properties fo:margin-left="1.97cm" fo:margin-right="0cm" fo:text-align="start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Frame_20_contents">
      <style:paragraph-properties fo:text-align="center" style:justify-single-word="false" style:writing-mode="lr-tb"/>
    </style:style>
    <style:style style:name="P26" style:family="paragraph">
      <loext:graphic-properties draw:fill="solid" draw:fill-color="#729fcf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loext:graphic-properties draw:fill="none"/>
      <style:paragraph-properties fo:text-align="start"/>
      <style:text-properties fo:color="#000000" fo:font-size="18pt"/>
    </style:style>
    <style:style style:name="P29" style:family="paragraph">
      <style:paragraph-properties fo:text-align="start"/>
      <style:text-properties fo:color="#000000" style:text-line-through-style="solid" style:text-line-through-type="single" fo:font-size="2pt" fo:font-style="normal" style:text-underline-style="solid" style:text-underline-width="auto" fo:font-weight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ffffff"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size="12pt" fo:font-weight="bold" style:font-size-asian="12pt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3465a4" draw:fill="solid" draw:fill-color="#729fcf" draw:textarea-vertical-align="top" draw:auto-grow-height="false" fo:min-height="1.108cm" fo:min-width="3.29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3465a4" draw:fill="solid" draw:fill-color="#729fcf" draw:textarea-vertical-align="top" draw:auto-grow-height="false" fo:min-height="1.108cm" fo:min-width="3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3465a4" draw:fill="solid" draw:fill-color="#729fcf" draw:textarea-vertical-align="top" draw:auto-grow-height="false" fo:min-height="1.108cm" fo:min-width="3.29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" form:control-implementation="ooo:com.sun.star.form.component.CheckBox" xml:id="control1" form:id="control1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" form:id="control2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" form:id="control3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" form:id="control4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" form:id="control5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" form:id="control6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" form:id="control7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" form:id="control8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9" form:id="control9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0" form:id="control10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1" form:id="control11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2" form:id="control12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3" form:id="control13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4" form:id="control14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5" form:id="control15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6" form:id="control16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7" form:id="control17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8" form:id="control18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19" form:id="control19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0" form:id="control20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1" form:id="control21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2" form:id="control22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3" form:id="control23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4" form:id="control24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5" form:id="control25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6" form:id="control26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7" form:id="control27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8" form:id="control28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29" form:id="control29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0" form:id="control30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1" form:id="control31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2" form:id="control32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3" form:id="control33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4" form:id="control34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5" form:id="control35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6" form:id="control36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7" form:id="control37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8" form:id="control38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9" form:id="control39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0" form:id="control40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1" form:id="control41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2" form:id="control42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3" form:id="control43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4" form:id="control44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5" form:id="control45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6" form:id="control46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7" form:id="control47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8" form:id="control48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49" form:id="control49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0" form:id="control50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1" form:id="control51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2" form:id="control52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3" form:id="control53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4" form:id="control54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5" form:id="control55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6" form:id="control56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57" form:id="control57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58" form:id="control58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59" form:id="control59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0" form:id="control60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1" form:id="control61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2" form:id="control62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3" form:id="control63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4" form:id="control64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5" form:id="control65" form:label="Relatórios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6" form:id="control66" form:label="Interface sistema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7" form:id="control67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8" form:id="control68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69" form:id="control69" form:label="Servidor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0" form:id="control70" form:label="Local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1" form:id="control71" form:label="100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2" form:id="control72" form:label="1000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3" form:id="control73" form:label="Sim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74" form:id="control74" form:label="Não" form:input-required="fals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6"><text:span text:style-name="T2">Questionário mapeamento fluxo empresa cliente utilização do sistema</text:span></text:p>
      <text:p text:style-name="P2"/>
      <text:p text:style-name="P2"/>
      <text:p text:style-name="P4"><text:span text:style-name="T1">Este documento tem por objetivo levantar informações a cerca do fluxo de processos do cliente no que diz respeito a utilização do sistema a fim de tornar mais assertivo o atendimento das necessidades dos usuários do sistema.</text:span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0"><text:span text:style-name="T5">Razão social empresa</text:span></text:p>
          </table:table-cell>
          <table:table-cell table:style-name="Tabela1.B1" office:value-type="string">
            <text:p text:style-name="P21"/>
          </table:table-cell>
        </table:table-row>
        <table:table-row table:style-name="Tabela1.1">
          <table:table-cell table:style-name="Tabela1.A1" office:value-type="string">
            <text:p text:style-name="P20"><text:bookmark-start text:name="__DdeLink__729_3950902687"/><text:span text:style-name="T5">1º Responsável pela empresa</text:span><text:bookmark-end text:name="__DdeLink__729_3950902687"/></text:p>
          </table:table-cell>
          <table:table-cell table:style-name="Tabela1.B1" office:value-type="string">
            <text:p text:style-name="P21"/>
          </table:table-cell>
        </table:table-row>
        <table:table-row table:style-name="Tabela1.1">
          <table:table-cell table:style-name="Tabela1.A1" office:value-type="string">
            <text:p text:style-name="P20"><text:span text:style-name="T5">2º Responsável pela empresa</text:span></text:p>
          </table:table-cell>
          <table:table-cell table:style-name="Tabela1.B3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20"><text:span text:style-name="T5">Quantidade de funcionários</text:span></text:p>
          </table:table-cell>
          <table:table-cell table:style-name="Tabela1.B4" office:value-type="string">
            <text:p text:style-name="P23"/>
          </table:table-cell>
        </table:table-row>
        <table:table-row table:style-name="Tabela1.1">
          <table:table-cell table:style-name="Tabela1.A1" office:value-type="string">
            <text:p text:style-name="P20"><text:span text:style-name="T5">Versão sistema </text:span></text:p>
          </table:table-cell>
          <table:table-cell table:style-name="Tabela1.B5" office:value-type="string">
            <text:p text:style-name="P23"/>
          </table:table-cell>
        </table:table-row>
      </table:table>
      <text:p text:style-name="P2"/>
      <text:p text:style-name="P1"/>
      <text:list xml:id="list1048485078" text:style-name="WWNum1">
        <text:list-item>
          <text:p text:style-name="P5"><text:bookmark-start text:name="__DdeLink__1_3950902687"/><text:span text:style-name="T3">Módulos em que o cliente controla hoje no sistema (Sistema Office Comercial)</text:span><text:bookmark-end text:name="__DdeLink__1_3950902687"/></text:p>
        </text:list-item>
      </text:list>
      <text:p text:style-name="P7"/>
      <text:p text:style-name="P9"><text:span text:style-name="T4">Esta seção tem como finalidade levantar junto ao cliente quais módulos são controlados no sistema assim como determinar se existem responsáveis pelos mesmos e discriminá-los na tabela abaixo:</text:span></text:p>
      <text:p text:style-name="P9"><text:span text:style-name="T1"><text:s/>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row table:style-name="Tabela2.1">
          <table:table-cell table:style-name="Tabela2.A1" office:value-type="string">
            <text:p text:style-name="P24"><text:span text:style-name="T5">Módulo</text:span></text:p>
          </table:table-cell>
          <table:table-cell table:style-name="Tabela2.A1" office:value-type="string">
            <text:p text:style-name="P24"><text:span text:style-name="T5">Realiza controle </text:span></text:p>
          </table:table-cell>
          <table:table-cell table:style-name="Tabela2.C1" office:value-type="string">
            <text:p text:style-name="P24"><text:span text:style-name="T5">Responsável</text:span></text:p>
          </table:table-cell>
        </table:table-row>
        <table:table-row table:style-name="Tabela2.1">
          <table:table-cell table:style-name="Tabela2.A2" office:value-type="string">
            <text:p text:style-name="P20"><text:span text:style-name="T1">Vendas</text:span></text:p>
          </table:table-cell>
          <table:table-cell table:style-name="Tabela2.B2" office:value-type="string">
            <text:p text:style-name="P23"><draw:control text:anchor-type="char" draw:z-index="15" draw:style-name="gr6" draw:text-style-name="P29" svg:width="1.37cm" svg:height="0.417cm" svg:x="0.441cm" svg:y="0.049cm" draw:control="control1"/><draw:control text:anchor-type="char" draw:z-index="16" draw:style-name="gr6" draw:text-style-name="P29" svg:width="2.031cm" svg:height="0.417cm" svg:x="2.928cm" svg:y="0.049cm" draw:control="control2"/></text:p>
          </table:table-cell>
          <table:table-cell table:style-name="Tabela2.C2" office:value-type="string">
            <text:p text:style-name="P23"/>
          </table:table-cell>
        </table:table-row>
        <table:table-row table:style-name="Tabela2.1">
          <table:table-cell table:style-name="Tabela2.A3" office:value-type="string">
            <text:p text:style-name="P20"><text:span text:style-name="T1">Financeiro</text:span></text:p>
          </table:table-cell>
          <table:table-cell table:style-name="Tabela2.B3" office:value-type="string">
            <text:p text:style-name="P23"><draw:control text:anchor-type="char" draw:z-index="17" draw:style-name="gr6" draw:text-style-name="P29" svg:width="1.37cm" svg:height="0.417cm" svg:x="0.441cm" svg:y="0.049cm" draw:control="control3"/><draw:control text:anchor-type="char" draw:z-index="18" draw:style-name="gr6" draw:text-style-name="P29" svg:width="2.031cm" svg:height="0.417cm" svg:x="2.928cm" svg:y="0.049cm" draw:control="control4"/></text:p>
          </table:table-cell>
          <table:table-cell table:style-name="Tabela2.C3" office:value-type="string">
            <text:p text:style-name="P23"/>
          </table:table-cell>
        </table:table-row>
        <table:table-row table:style-name="Tabela2.1">
          <table:table-cell table:style-name="Tabela2.A4" office:value-type="string">
            <text:p text:style-name="P20"><text:span text:style-name="T1">Estoque</text:span></text:p>
          </table:table-cell>
          <table:table-cell table:style-name="Tabela2.B4" office:value-type="string">
            <text:p text:style-name="P23"><draw:control text:anchor-type="char" draw:z-index="19" draw:style-name="gr6" draw:text-style-name="P29" svg:width="1.37cm" svg:height="0.417cm" svg:x="0.441cm" svg:y="0.049cm" draw:control="control5"/><draw:control text:anchor-type="char" draw:z-index="20" draw:style-name="gr6" draw:text-style-name="P29" svg:width="2.031cm" svg:height="0.417cm" svg:x="2.928cm" svg:y="0.049cm" draw:control="control6"/></text:p>
          </table:table-cell>
          <table:table-cell table:style-name="Tabela2.C4" office:value-type="string">
            <text:p text:style-name="P23"/>
          </table:table-cell>
        </table:table-row>
        <table:table-row table:style-name="Tabela2.1">
          <table:table-cell table:style-name="Tabela2.A5" office:value-type="string">
            <text:p text:style-name="P20"><text:span text:style-name="T1">Emissão NFe</text:span></text:p>
          </table:table-cell>
          <table:table-cell table:style-name="Tabela2.B5" office:value-type="string">
            <text:p text:style-name="P23"><draw:control text:anchor-type="char" draw:z-index="21" draw:style-name="gr6" draw:text-style-name="P29" svg:width="1.37cm" svg:height="0.417cm" svg:x="0.441cm" svg:y="0.049cm" draw:control="control7"/><draw:control text:anchor-type="char" draw:z-index="22" draw:style-name="gr6" draw:text-style-name="P29" svg:width="2.031cm" svg:height="0.417cm" svg:x="2.928cm" svg:y="0.049cm" draw:control="control8"/></text:p>
          </table:table-cell>
          <table:table-cell table:style-name="Tabela2.C5" office:value-type="string">
            <text:p text:style-name="P23"/>
          </table:table-cell>
        </table:table-row>
        <table:table-row table:style-name="Tabela2.1">
          <table:table-cell table:style-name="Tabela2.A6" office:value-type="string">
            <text:p text:style-name="P20"><text:span text:style-name="T1">Emissão NFSe</text:span></text:p>
          </table:table-cell>
          <table:table-cell table:style-name="Tabela2.B6" office:value-type="string">
            <text:p text:style-name="P23"><draw:control text:anchor-type="char" draw:z-index="23" draw:style-name="gr6" draw:text-style-name="P29" svg:width="1.37cm" svg:height="0.417cm" svg:x="0.441cm" svg:y="0.049cm" draw:control="control9"/><draw:control text:anchor-type="char" draw:z-index="24" draw:style-name="gr6" draw:text-style-name="P29" svg:width="2.031cm" svg:height="0.417cm" svg:x="2.928cm" svg:y="0.049cm" draw:control="control10"/></text:p>
          </table:table-cell>
          <table:table-cell table:style-name="Tabela2.C6" office:value-type="string">
            <text:p text:style-name="P23"/>
          </table:table-cell>
        </table:table-row>
        <table:table-row table:style-name="Tabela2.1">
          <table:table-cell table:style-name="Tabela2.A7" office:value-type="string">
            <text:p text:style-name="P20"><text:span text:style-name="T1">Emissão NFCe</text:span></text:p>
          </table:table-cell>
          <table:table-cell table:style-name="Tabela2.B7" office:value-type="string">
            <text:p text:style-name="P23"><draw:control text:anchor-type="char" draw:z-index="25" draw:style-name="gr6" draw:text-style-name="P29" svg:width="1.37cm" svg:height="0.417cm" svg:x="0.441cm" svg:y="0.049cm" draw:control="control11"/><draw:control text:anchor-type="char" draw:z-index="26" draw:style-name="gr6" draw:text-style-name="P29" svg:width="2.031cm" svg:height="0.417cm" svg:x="2.928cm" svg:y="0.049cm" draw:control="control12"/></text:p>
          </table:table-cell>
          <table:table-cell table:style-name="Tabela2.C7" office:value-type="string">
            <text:p text:style-name="P23"/>
          </table:table-cell>
        </table:table-row>
        <table:table-row table:style-name="Tabela2.1">
          <table:table-cell table:style-name="Tabela2.A8" office:value-type="string">
            <text:p text:style-name="P20"><text:span text:style-name="T1">Compras</text:span></text:p>
          </table:table-cell>
          <table:table-cell table:style-name="Tabela2.B8" office:value-type="string">
            <text:p text:style-name="P23"><draw:control text:anchor-type="char" draw:z-index="27" draw:style-name="gr6" draw:text-style-name="P29" svg:width="1.37cm" svg:height="0.417cm" svg:x="0.441cm" svg:y="0.049cm" draw:control="control13"/><draw:control text:anchor-type="char" draw:z-index="28" draw:style-name="gr6" draw:text-style-name="P29" svg:width="2.031cm" svg:height="0.417cm" svg:x="2.928cm" svg:y="0.049cm" draw:control="control14"/></text:p>
          </table:table-cell>
          <table:table-cell table:style-name="Tabela2.C8" office:value-type="string">
            <text:p text:style-name="P23"/>
          </table:table-cell>
        </table:table-row>
        <table:table-row table:style-name="Tabela2.1">
          <table:table-cell table:style-name="Tabela2.A9" office:value-type="string">
            <text:p text:style-name="P20"><text:span text:style-name="T1">Produtos</text:span></text:p>
          </table:table-cell>
          <table:table-cell table:style-name="Tabela2.B9" office:value-type="string">
            <text:p text:style-name="P23"><draw:control text:anchor-type="char" draw:z-index="29" draw:style-name="gr6" draw:text-style-name="P29" svg:width="1.37cm" svg:height="0.417cm" svg:x="0.441cm" svg:y="0.049cm" draw:control="control15"/><draw:control text:anchor-type="char" draw:z-index="30" draw:style-name="gr6" draw:text-style-name="P29" svg:width="2.031cm" svg:height="0.417cm" svg:x="2.928cm" svg:y="0.049cm" draw:control="control16"/></text:p>
          </table:table-cell>
          <table:table-cell table:style-name="Tabela2.C9" office:value-type="string">
            <text:p text:style-name="P23"/>
          </table:table-cell>
        </table:table-row>
        <table:table-row table:style-name="Tabela2.1">
          <table:table-cell table:style-name="Tabela2.A10" office:value-type="string">
            <text:p text:style-name="P20"><text:span text:style-name="T1">Pessoas</text:span></text:p>
          </table:table-cell>
          <table:table-cell table:style-name="Tabela2.B10" office:value-type="string">
            <text:p text:style-name="P23"><draw:control text:anchor-type="char" draw:z-index="31" draw:style-name="gr6" draw:text-style-name="P29" svg:width="1.37cm" svg:height="0.417cm" svg:x="0.441cm" svg:y="0.049cm" draw:control="control17"/><draw:control text:anchor-type="char" draw:z-index="32" draw:style-name="gr6" draw:text-style-name="P29" svg:width="2.031cm" svg:height="0.417cm" svg:x="2.928cm" svg:y="0.049cm" draw:control="control18"/></text:p>
          </table:table-cell>
          <table:table-cell table:style-name="Tabela2.C10" office:value-type="string">
            <text:p text:style-name="P23"/>
          </table:table-cell>
        </table:table-row>
        <table:table-row table:style-name="Tabela2.1">
          <table:table-cell table:style-name="Tabela2.A11" office:value-type="string">
            <text:p text:style-name="P20"><text:span text:style-name="T1">Folha de pagamento</text:span></text:p>
          </table:table-cell>
          <table:table-cell table:style-name="Tabela2.B11" office:value-type="string">
            <text:p text:style-name="P23"><draw:control text:anchor-type="char" draw:z-index="33" draw:style-name="gr6" draw:text-style-name="P29" svg:width="1.37cm" svg:height="0.417cm" svg:x="0.441cm" svg:y="0.049cm" draw:control="control19"/><draw:control text:anchor-type="char" draw:z-index="34" draw:style-name="gr6" draw:text-style-name="P29" svg:width="2.031cm" svg:height="0.417cm" svg:x="2.928cm" svg:y="0.049cm" draw:control="control20"/></text:p>
          </table:table-cell>
          <table:table-cell table:style-name="Tabela2.C11" office:value-type="string">
            <text:p text:style-name="P23"/>
          </table:table-cell>
        </table:table-row>
        <table:table-row table:style-name="Tabela2.1">
          <table:table-cell table:style-name="Tabela2.A12" office:value-type="string">
            <text:p text:style-name="P20"><text:span text:style-name="T1">Produção</text:span></text:p>
          </table:table-cell>
          <table:table-cell table:style-name="Tabela2.B12" office:value-type="string">
            <text:p text:style-name="P23"><draw:control text:anchor-type="char" draw:z-index="35" draw:style-name="gr6" draw:text-style-name="P29" svg:width="1.37cm" svg:height="0.417cm" svg:x="0.441cm" svg:y="0.049cm" draw:control="control21"/><draw:control text:anchor-type="char" draw:z-index="36" draw:style-name="gr6" draw:text-style-name="P29" svg:width="2.031cm" svg:height="0.417cm" svg:x="2.928cm" svg:y="0.049cm" draw:control="control22"/></text:p>
          </table:table-cell>
          <table:table-cell table:style-name="Tabela2.C12" office:value-type="string">
            <text:p text:style-name="P23"/>
          </table:table-cell>
        </table:table-row>
        <table:table-row table:style-name="Tabela2.1">
          <table:table-cell table:style-name="Tabela2.A13" office:value-type="string">
            <text:p text:style-name="P20"><text:span text:style-name="T1">Caixa</text:span></text:p>
          </table:table-cell>
          <table:table-cell table:style-name="Tabela2.B13" office:value-type="string">
            <text:p text:style-name="P23"><draw:control text:anchor-type="char" draw:z-index="37" draw:style-name="gr6" draw:text-style-name="P29" svg:width="1.37cm" svg:height="0.417cm" svg:x="0.441cm" svg:y="0.049cm" draw:control="control23"/><draw:control text:anchor-type="char" draw:z-index="38" draw:style-name="gr6" draw:text-style-name="P29" svg:width="2.031cm" svg:height="0.417cm" svg:x="2.928cm" svg:y="0.049cm" draw:control="control24"/></text:p>
          </table:table-cell>
          <table:table-cell table:style-name="Tabela2.C13" office:value-type="string">
            <text:p text:style-name="P23"/>
          </table:table-cell>
        </table:table-row>
        <table:table-row table:style-name="Tabela2.1">
          <table:table-cell table:style-name="Tabela2.A14" office:value-type="string">
            <text:p text:style-name="P20"><text:span text:style-name="T1">Relatórios</text:span></text:p>
          </table:table-cell>
          <table:table-cell table:style-name="Tabela2.B14" office:value-type="string">
            <text:p text:style-name="P23"><draw:control text:anchor-type="char" draw:z-index="39" draw:style-name="gr6" draw:text-style-name="P29" svg:width="1.37cm" svg:height="0.417cm" svg:x="0.441cm" svg:y="0.049cm" draw:control="control25"/><draw:control text:anchor-type="char" draw:z-index="40" draw:style-name="gr6" draw:text-style-name="P29" svg:width="2.031cm" svg:height="0.417cm" svg:x="2.928cm" svg:y="0.049cm" draw:control="control26"/></text:p>
          </table:table-cell>
          <table:table-cell table:style-name="Tabela2.C14" office:value-type="string">
            <text:p text:style-name="P23"/>
          </table:table-cell>
        </table:table-row>
        <table:table-row table:style-name="Tabela2.1">
          <table:table-cell table:style-name="Tabela2.A15" office:value-type="string">
            <text:p text:style-name="P20"><text:span text:style-name="T1">Agenda</text:span></text:p>
          </table:table-cell>
          <table:table-cell table:style-name="Tabela2.B15" office:value-type="string">
            <text:p text:style-name="P23"><draw:control text:anchor-type="char" draw:z-index="41" draw:style-name="gr6" draw:text-style-name="P29" svg:width="1.37cm" svg:height="0.417cm" svg:x="0.441cm" svg:y="0.049cm" draw:control="control27"/><draw:control text:anchor-type="char" draw:z-index="42" draw:style-name="gr6" draw:text-style-name="P29" svg:width="2.031cm" svg:height="0.417cm" svg:x="2.928cm" svg:y="0.049cm" draw:control="control28"/></text:p>
          </table:table-cell>
          <table:table-cell table:style-name="Tabela2.C15" office:value-type="string">
            <text:p text:style-name="P23"/>
          </table:table-cell>
        </table:table-row>
        <table:table-row table:style-name="Tabela2.1">
          <table:table-cell table:style-name="Tabela2.A16" office:value-type="string">
            <text:p text:style-name="P20"><text:span text:style-name="T1">Recebimento</text:span></text:p>
          </table:table-cell>
          <table:table-cell table:style-name="Tabela2.B16" office:value-type="string">
            <text:p text:style-name="P23"><draw:control text:anchor-type="char" draw:z-index="43" draw:style-name="gr6" draw:text-style-name="P29" svg:width="1.37cm" svg:height="0.417cm" svg:x="0.441cm" svg:y="0.049cm" draw:control="control29"/><draw:control text:anchor-type="char" draw:z-index="44" draw:style-name="gr6" draw:text-style-name="P29" svg:width="2.031cm" svg:height="0.417cm" svg:x="2.928cm" svg:y="0.049cm" draw:control="control30"/></text:p>
          </table:table-cell>
          <table:table-cell table:style-name="Tabela2.C16" office:value-type="string">
            <text:p text:style-name="P23"/>
          </table:table-cell>
        </table:table-row>
        <table:table-row table:style-name="Tabela2.1">
          <table:table-cell table:style-name="Tabela2.A17" office:value-type="string">
            <text:p text:style-name="P20"><text:span text:style-name="T1">Comissão</text:span></text:p>
          </table:table-cell>
          <table:table-cell table:style-name="Tabela2.B17" office:value-type="string">
            <text:p text:style-name="P23"><draw:control text:anchor-type="char" draw:z-index="45" draw:style-name="gr6" draw:text-style-name="P29" svg:width="1.37cm" svg:height="0.417cm" svg:x="0.441cm" svg:y="0.049cm" draw:control="control31"/><draw:control text:anchor-type="char" draw:z-index="46" draw:style-name="gr6" draw:text-style-name="P29" svg:width="2.031cm" svg:height="0.417cm" svg:x="2.928cm" svg:y="0.049cm" draw:control="control32"/></text:p>
          </table:table-cell>
          <table:table-cell table:style-name="Tabela2.C17" office:value-type="string">
            <text:p text:style-name="P23"/>
          </table:table-cell>
        </table:table-row>
      </table:table>
      <text:p text:style-name="P3"/>
      <text:p text:style-name="P3"><text:soft-page-break/></text:p>
      <text:p text:style-name="P8"/>
      <text:p text:style-name="P3"/>
      <text:list xml:id="list104523299501290" text:continue-numbering="true" text:style-name="WWNum1">
        <text:list-item>
          <text:p text:style-name="P5"><text:span text:style-name="T3">Emissão de cupons fiscais <text:s/>(PAF-ECF e SAT-ECF)</text:span></text:p>
        </text:list-item>
      </text:list>
      <text:p text:style-name="P3"/>
      <table:table table:name="Tabela3" table:style-name="Tabela3">
        <table:table-column table:style-name="Tabela3.A"/>
        <table:table-column table:style-name="Tabela3.B"/>
        <table:table-column table:style-name="Tabela3.A"/>
        <table:table-row table:style-name="Tabela3.1">
          <table:table-cell table:style-name="Tabela3.A1" office:value-type="string">
            <text:p text:style-name="P24"><text:span text:style-name="T5">Módulo</text:span></text:p>
          </table:table-cell>
          <table:table-cell table:style-name="Tabela3.A1" office:value-type="string">
            <text:p text:style-name="P24"><text:span text:style-name="T5">Realiza controle </text:span></text:p>
          </table:table-cell>
          <table:table-cell table:style-name="Tabela3.C1" office:value-type="string">
            <text:p text:style-name="P24"><text:span text:style-name="T5">Responsável</text:span></text:p>
          </table:table-cell>
        </table:table-row>
        <table:table-row table:style-name="Tabela3.1">
          <table:table-cell table:style-name="Tabela3.A2" office:value-type="string">
            <text:p text:style-name="P20"><text:span text:style-name="T1">SAT - ECF</text:span></text:p>
          </table:table-cell>
          <table:table-cell table:style-name="Tabela3.B2" office:value-type="string">
            <text:p text:style-name="P23"><draw:control text:anchor-type="char" draw:z-index="47" draw:style-name="gr6" draw:text-style-name="P29" svg:width="1.37cm" svg:height="0.417cm" svg:x="0.441cm" svg:y="0.049cm" draw:control="control33"/><draw:control text:anchor-type="char" draw:z-index="48" draw:style-name="gr6" draw:text-style-name="P29" svg:width="2.031cm" svg:height="0.417cm" svg:x="2.928cm" svg:y="0.049cm" draw:control="control34"/></text:p>
          </table:table-cell>
          <table:table-cell table:style-name="Tabela3.C2" office:value-type="string">
            <text:p text:style-name="P23"/>
          </table:table-cell>
        </table:table-row>
        <table:table-row table:style-name="Tabela3.1">
          <table:table-cell table:style-name="Tabela3.A3" office:value-type="string">
            <text:p text:style-name="P20"><text:span text:style-name="T1">PAF - ECF</text:span></text:p>
          </table:table-cell>
          <table:table-cell table:style-name="Tabela3.B3" office:value-type="string">
            <text:p text:style-name="P23"><draw:control text:anchor-type="char" draw:z-index="49" draw:style-name="gr6" draw:text-style-name="P29" svg:width="1.37cm" svg:height="0.417cm" svg:x="0.441cm" svg:y="0.049cm" draw:control="control35"/><draw:control text:anchor-type="char" draw:z-index="50" draw:style-name="gr6" draw:text-style-name="P29" svg:width="2.031cm" svg:height="0.417cm" svg:x="2.928cm" svg:y="0.049cm" draw:control="control36"/></text:p>
          </table:table-cell>
          <table:table-cell table:style-name="Tabela3.C3" office:value-type="string">
            <text:p text:style-name="P23"/>
          </table:table-cell>
        </table:table-row>
      </table:table>
      <text:p text:style-name="Standard"/>
      <text:p text:style-name="Standard"/>
      <text:list xml:id="list104522189848424" text:continue-numbering="true" text:style-name="WWNum1">
        <text:list-item>
          <text:p text:style-name="P5"><text:bookmark-start text:name="__DdeLink__5_3950902687"/><text:span text:style-name="T3">Quais módulos o cliente deseja controlar no sistema</text:span><text:bookmark-end text:name="__DdeLink__5_3950902687"/><text:span text:style-name="T3"> que ainda não controla</text:span></text:p>
        </text:list-item>
      </text:list>
      <text:p text:style-name="P10"/>
      <text:p text:style-name="P12"><text:span text:style-name="T4">Esta seção tem por objetivo levantar junto ao cliente quais funcionalidades e módulos comportados pelo sistema em que o cliente ainda não controla mas deseja controlar assim como informar quem seriam os responsáveis pelo controle do novo módulo.</text:span>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4"><text:span text:style-name="T5">Módulo</text:span></text:p>
          </table:table-cell>
          <table:table-cell table:style-name="Tabela4.B1" office:value-type="string">
            <text:p text:style-name="P24"><text:span text:style-name="T5">Responsável</text:span></text:p>
          </table:table-cell>
        </table:table-row>
        <table:table-row table:style-name="Tabela4.1">
          <table:table-cell table:style-name="Tabela4.A2" office:value-type="string">
            <text:p text:style-name="P22"/>
          </table:table-cell>
          <table:table-cell table:style-name="Tabela4.B2" office:value-type="string">
            <text:p text:style-name="P23"/>
          </table:table-cell>
        </table:table-row>
        <table:table-row table:style-name="Tabela4.1">
          <table:table-cell table:style-name="Tabela4.A3" office:value-type="string">
            <text:p text:style-name="P22"/>
          </table:table-cell>
          <table:table-cell table:style-name="Tabela4.B3" office:value-type="string">
            <text:p text:style-name="P23"/>
          </table:table-cell>
        </table:table-row>
        <table:table-row table:style-name="Tabela4.1">
          <table:table-cell table:style-name="Tabela4.A4" office:value-type="string">
            <text:p text:style-name="P22"/>
          </table:table-cell>
          <table:table-cell table:style-name="Tabela4.B4" office:value-type="string">
            <text:p text:style-name="P23"/>
          </table:table-cell>
        </table:table-row>
        <table:table-row table:style-name="Tabela4.1">
          <table:table-cell table:style-name="Tabela4.A5" office:value-type="string">
            <text:p text:style-name="P22"/>
          </table:table-cell>
          <table:table-cell table:style-name="Tabela4.B5" office:value-type="string">
            <text:p text:style-name="P23"/>
          </table:table-cell>
        </table:table-row>
      </table:table>
      <text:p text:style-name="Standard"/>
      <text:p text:style-name="Standard"/>
      <text:list xml:id="list104522003760084" text:continue-numbering="true" text:style-name="WWNum1">
        <text:list-item>
          <text:p text:style-name="P5"><text:bookmark-start text:name="__DdeLink__51_3950902687"/><text:bookmark-start text:name="__DdeLink__52_3950902687"/><text:span text:style-name="T3">Como será realizado o controle e cobrança dos responsáveis por cada módulo do sistema</text:span><text:bookmark-end text:name="__DdeLink__51_3950902687"/><text:bookmark-end text:name="__DdeLink__52_3950902687"/></text:p>
        </text:list-item>
      </text:list>
      <text:p text:style-name="P3"/>
      <text:p text:style-name="P12"><text:span text:style-name="T4">Esta seção tem por objetivo levantar como será feito o controle e cobrança de cada módulo do sistema dos seus respectivos responsáveis.</text:span></text:p>
      <text:p text:style-name="P3"/>
      <text:p text:style-name="P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4"><text:span text:style-name="T5">Módulo</text:span></text:p>
          </table:table-cell>
          <table:table-cell table:style-name="Tabela5.A1" office:value-type="string">
            <text:p text:style-name="P24"><text:span text:style-name="T5">Forma de controle e cobrança</text:span></text:p>
          </table:table-cell>
          <table:table-cell table:style-name="Tabela5.C1" office:value-type="string">
            <text:p text:style-name="P24"><text:span text:style-name="T5">Detalhar por onde é acessado o relatório ou tela para controle</text:span></text:p>
          </table:table-cell>
        </table:table-row>
        <table:table-row table:style-name="Tabela5.1">
          <table:table-cell table:style-name="Tabela5.A2" office:value-type="string">
            <text:p text:style-name="P20"><text:span text:style-name="T1">Vendas</text:span></text:p>
          </table:table-cell>
          <table:table-cell table:style-name="Tabela5.B2" office:value-type="string">
            <text:p text:style-name="P23"><draw:control text:anchor-type="char" draw:z-index="51" draw:style-name="gr6" draw:text-style-name="P29" svg:width="2.322cm" svg:height="0.417cm" svg:x="0.123cm" svg:y="0.049cm" draw:control="control37"/><draw:control text:anchor-type="char" draw:z-index="52" draw:style-name="gr6" draw:text-style-name="P29" svg:width="3.433cm" svg:height="0.417cm" svg:x="2.875cm" svg:y="0.049cm" draw:control="control38"/></text:p>
          </table:table-cell>
          <table:table-cell table:style-name="Tabela5.C2" office:value-type="string">
            <text:p text:style-name="P23"/>
          </table:table-cell>
        </table:table-row>
        <table:table-row table:style-name="Tabela5.1">
          <table:table-cell table:style-name="Tabela5.A3" office:value-type="string">
            <text:p text:style-name="P20"><text:span text:style-name="T1">Financeiro</text:span></text:p>
          </table:table-cell>
          <table:table-cell table:style-name="Tabela5.B3" office:value-type="string">
            <text:p text:style-name="P23"><draw:control text:anchor-type="char" draw:z-index="53" draw:style-name="gr6" draw:text-style-name="P29" svg:width="2.322cm" svg:height="0.417cm" svg:x="0.15cm" svg:y="0.049cm" draw:control="control39"/><draw:control text:anchor-type="char" draw:z-index="54" draw:style-name="gr6" draw:text-style-name="P29" svg:width="3.433cm" svg:height="0.417cm" svg:x="2.875cm" svg:y="0.049cm" draw:control="control40"/></text:p>
          </table:table-cell>
          <table:table-cell table:style-name="Tabela5.C3" office:value-type="string">
            <text:p text:style-name="P23"/>
          </table:table-cell>
        </table:table-row>
        <table:table-row table:style-name="Tabela5.1">
          <table:table-cell table:style-name="Tabela5.A4" office:value-type="string">
            <text:p text:style-name="P20"><text:span text:style-name="T1">Estoque</text:span></text:p>
          </table:table-cell>
          <table:table-cell table:style-name="Tabela5.B4" office:value-type="string">
            <text:p text:style-name="P23"><draw:control text:anchor-type="char" draw:z-index="55" draw:style-name="gr6" draw:text-style-name="P29" svg:width="2.322cm" svg:height="0.417cm" svg:x="0.123cm" svg:y="0.049cm" draw:control="control41"/><draw:control text:anchor-type="char" draw:z-index="56" draw:style-name="gr6" draw:text-style-name="P29" svg:width="3.433cm" svg:height="0.417cm" svg:x="2.875cm" svg:y="0.049cm" draw:control="control42"/></text:p>
          </table:table-cell>
          <table:table-cell table:style-name="Tabela5.C4" office:value-type="string">
            <text:p text:style-name="P23"/>
          </table:table-cell>
        </table:table-row>
        <table:table-row table:style-name="Tabela5.1">
          <table:table-cell table:style-name="Tabela5.A5" office:value-type="string">
            <text:p text:style-name="P20"><text:span text:style-name="T1">Emissão NFe</text:span></text:p>
          </table:table-cell>
          <table:table-cell table:style-name="Tabela5.B5" office:value-type="string">
            <text:p text:style-name="P23"><draw:control text:anchor-type="char" draw:z-index="57" draw:style-name="gr6" draw:text-style-name="P29" svg:width="2.322cm" svg:height="0.417cm" svg:x="0.123cm" svg:y="0.049cm" draw:control="control43"/><draw:control text:anchor-type="char" draw:z-index="58" draw:style-name="gr6" draw:text-style-name="P29" svg:width="3.433cm" svg:height="0.417cm" svg:x="2.875cm" svg:y="0.049cm" draw:control="control44"/></text:p>
          </table:table-cell>
          <table:table-cell table:style-name="Tabela5.C5" office:value-type="string">
            <text:p text:style-name="P23"/>
          </table:table-cell>
        </table:table-row>
        <table:table-row table:style-name="Tabela5.1">
          <table:table-cell table:style-name="Tabela5.A6" office:value-type="string">
            <text:p text:style-name="P20"><text:span text:style-name="T1">Emissão NFSe</text:span></text:p>
          </table:table-cell>
          <table:table-cell table:style-name="Tabela5.B6" office:value-type="string">
            <text:p text:style-name="P23"><draw:control text:anchor-type="char" draw:z-index="59" draw:style-name="gr6" draw:text-style-name="P29" svg:width="2.322cm" svg:height="0.417cm" svg:x="0.123cm" svg:y="0.049cm" draw:control="control45"/><draw:control text:anchor-type="char" draw:z-index="60" draw:style-name="gr6" draw:text-style-name="P29" svg:width="3.433cm" svg:height="0.417cm" svg:x="2.875cm" svg:y="0.049cm" draw:control="control46"/></text:p>
          </table:table-cell>
          <table:table-cell table:style-name="Tabela5.C6" office:value-type="string">
            <text:p text:style-name="P23"/>
          </table:table-cell>
        </table:table-row>
        <table:table-row table:style-name="Tabela5.1">
          <table:table-cell table:style-name="Tabela5.A7" office:value-type="string">
            <text:p text:style-name="P20"><text:span text:style-name="T1">Emissão NCC</text:span></text:p>
          </table:table-cell>
          <table:table-cell table:style-name="Tabela5.B7" office:value-type="string">
            <text:p text:style-name="P23"><draw:control text:anchor-type="char" draw:z-index="61" draw:style-name="gr6" draw:text-style-name="P29" svg:width="2.322cm" svg:height="0.417cm" svg:x="0.123cm" svg:y="0.049cm" draw:control="control47"/><draw:control text:anchor-type="char" draw:z-index="62" draw:style-name="gr6" draw:text-style-name="P29" svg:width="3.433cm" svg:height="0.417cm" svg:x="2.875cm" svg:y="0.049cm" draw:control="control48"/></text:p>
          </table:table-cell>
          <table:table-cell table:style-name="Tabela5.C7" office:value-type="string">
            <text:p text:style-name="P23"/>
          </table:table-cell>
        </table:table-row>
        <table:table-row table:style-name="Tabela5.1">
          <table:table-cell table:style-name="Tabela5.A8" office:value-type="string">
            <text:p text:style-name="P20"><text:span text:style-name="T1">Compras</text:span></text:p>
          </table:table-cell>
          <table:table-cell table:style-name="Tabela5.B8" office:value-type="string">
            <text:p text:style-name="P23"><draw:control text:anchor-type="char" draw:z-index="63" draw:style-name="gr6" draw:text-style-name="P29" svg:width="2.322cm" svg:height="0.417cm" svg:x="0.123cm" svg:y="0.049cm" draw:control="control49"/><draw:control text:anchor-type="char" draw:z-index="64" draw:style-name="gr6" draw:text-style-name="P29" svg:width="3.433cm" svg:height="0.417cm" svg:x="2.875cm" svg:y="0.049cm" draw:control="control50"/></text:p>
          </table:table-cell>
          <table:table-cell table:style-name="Tabela5.C8" office:value-type="string">
            <text:p text:style-name="P23"/>
          </table:table-cell>
        </table:table-row>
        <table:table-row table:style-name="Tabela5.1">
          <table:table-cell table:style-name="Tabela5.A9" office:value-type="string">
            <text:p text:style-name="P20"><text:span text:style-name="T1">Produtos</text:span></text:p>
          </table:table-cell>
          <table:table-cell table:style-name="Tabela5.B9" office:value-type="string">
            <text:p text:style-name="P23"><draw:control text:anchor-type="char" draw:z-index="65" draw:style-name="gr6" draw:text-style-name="P29" svg:width="2.322cm" svg:height="0.417cm" svg:x="0.123cm" svg:y="0.049cm" draw:control="control51"/><draw:control text:anchor-type="char" draw:z-index="66" draw:style-name="gr6" draw:text-style-name="P29" svg:width="3.433cm" svg:height="0.417cm" svg:x="2.875cm" svg:y="0.049cm" draw:control="control52"/></text:p>
          </table:table-cell>
          <table:table-cell table:style-name="Tabela5.C9" office:value-type="string">
            <text:p text:style-name="P23"/>
          </table:table-cell>
        </table:table-row>
        <table:table-row table:style-name="Tabela5.1">
          <table:table-cell table:style-name="Tabela5.A10" office:value-type="string">
            <text:p text:style-name="P20"><text:span text:style-name="T1">Pessoas</text:span></text:p>
          </table:table-cell>
          <table:table-cell table:style-name="Tabela5.B10" office:value-type="string">
            <text:p text:style-name="P23"><draw:control text:anchor-type="char" draw:z-index="67" draw:style-name="gr6" draw:text-style-name="P29" svg:width="2.322cm" svg:height="0.417cm" svg:x="0.123cm" svg:y="0.049cm" draw:control="control53"/><draw:control text:anchor-type="char" draw:z-index="68" draw:style-name="gr6" draw:text-style-name="P29" svg:width="3.433cm" svg:height="0.417cm" svg:x="2.875cm" svg:y="0.049cm" draw:control="control54"/></text:p>
          </table:table-cell>
          <table:table-cell table:style-name="Tabela5.C10" office:value-type="string">
            <text:p text:style-name="P23"/>
          </table:table-cell>
        </table:table-row>
        <text:soft-page-break/>
        <table:table-row table:style-name="Tabela5.1">
          <table:table-cell table:style-name="Tabela5.A11" office:value-type="string">
            <text:p text:style-name="P20"><text:span text:style-name="T1">Folha de pagamento</text:span></text:p>
          </table:table-cell>
          <table:table-cell table:style-name="Tabela5.B11" office:value-type="string">
            <text:p text:style-name="P23"><draw:control text:anchor-type="char" draw:z-index="69" draw:style-name="gr6" draw:text-style-name="P29" svg:width="2.322cm" svg:height="0.417cm" svg:x="0.123cm" svg:y="0.049cm" draw:control="control55"/><draw:control text:anchor-type="char" draw:z-index="70" draw:style-name="gr6" draw:text-style-name="P29" svg:width="3.433cm" svg:height="0.417cm" svg:x="2.875cm" svg:y="0.049cm" draw:control="control56"/></text:p>
          </table:table-cell>
          <table:table-cell table:style-name="Tabela5.C11" office:value-type="string">
            <text:p text:style-name="P23"/>
          </table:table-cell>
        </table:table-row>
        <table:table-row table:style-name="Tabela5.1">
          <table:table-cell table:style-name="Tabela5.A12" office:value-type="string">
            <text:p text:style-name="P20"><text:span text:style-name="T1">Produção</text:span></text:p>
          </table:table-cell>
          <table:table-cell table:style-name="Tabela5.B12" office:value-type="string">
            <text:p text:style-name="P23"><draw:control text:anchor-type="char" draw:z-index="71" draw:style-name="gr6" draw:text-style-name="P29" svg:width="2.322cm" svg:height="0.417cm" svg:x="0.123cm" svg:y="0.049cm" draw:control="control57"/><draw:control text:anchor-type="char" draw:z-index="72" draw:style-name="gr6" draw:text-style-name="P29" svg:width="3.433cm" svg:height="0.417cm" svg:x="2.875cm" svg:y="0.049cm" draw:control="control58"/></text:p>
          </table:table-cell>
          <table:table-cell table:style-name="Tabela5.C12" office:value-type="string">
            <text:p text:style-name="P23"/>
          </table:table-cell>
        </table:table-row>
        <table:table-row table:style-name="Tabela5.1">
          <table:table-cell table:style-name="Tabela5.A13" office:value-type="string">
            <text:p text:style-name="P20"><text:span text:style-name="T1">Caixa</text:span></text:p>
          </table:table-cell>
          <table:table-cell table:style-name="Tabela5.B13" office:value-type="string">
            <text:p text:style-name="P23"><draw:control text:anchor-type="char" draw:z-index="73" draw:style-name="gr6" draw:text-style-name="P29" svg:width="2.322cm" svg:height="0.417cm" svg:x="0.123cm" svg:y="0.049cm" draw:control="control59"/><draw:control text:anchor-type="char" draw:z-index="74" draw:style-name="gr6" draw:text-style-name="P29" svg:width="3.433cm" svg:height="0.417cm" svg:x="2.875cm" svg:y="0.049cm" draw:control="control60"/></text:p>
          </table:table-cell>
          <table:table-cell table:style-name="Tabela5.C13" office:value-type="string">
            <text:p text:style-name="P23"/>
          </table:table-cell>
        </table:table-row>
        <table:table-row table:style-name="Tabela5.1">
          <table:table-cell table:style-name="Tabela5.A14" office:value-type="string">
            <text:p text:style-name="P20"><text:span text:style-name="T1">Agenda</text:span></text:p>
          </table:table-cell>
          <table:table-cell table:style-name="Tabela5.B14" office:value-type="string">
            <text:p text:style-name="P23"><draw:control text:anchor-type="char" draw:z-index="75" draw:style-name="gr6" draw:text-style-name="P29" svg:width="2.322cm" svg:height="0.417cm" svg:x="0.123cm" svg:y="0.049cm" draw:control="control61"/><draw:control text:anchor-type="char" draw:z-index="76" draw:style-name="gr6" draw:text-style-name="P29" svg:width="3.433cm" svg:height="0.417cm" svg:x="2.875cm" svg:y="0.049cm" draw:control="control62"/></text:p>
          </table:table-cell>
          <table:table-cell table:style-name="Tabela5.C14" office:value-type="string">
            <text:p text:style-name="P23"/>
          </table:table-cell>
        </table:table-row>
        <table:table-row table:style-name="Tabela5.1">
          <table:table-cell table:style-name="Tabela5.A15" office:value-type="string">
            <text:p text:style-name="P20"><text:span text:style-name="T1">Recebimento</text:span></text:p>
          </table:table-cell>
          <table:table-cell table:style-name="Tabela5.B15" office:value-type="string">
            <text:p text:style-name="P23"><draw:control text:anchor-type="char" draw:z-index="77" draw:style-name="gr6" draw:text-style-name="P29" svg:width="2.322cm" svg:height="0.417cm" svg:x="0.123cm" svg:y="0.049cm" draw:control="control63"/><draw:control text:anchor-type="char" draw:z-index="78" draw:style-name="gr6" draw:text-style-name="P29" svg:width="3.433cm" svg:height="0.417cm" svg:x="2.875cm" svg:y="0.049cm" draw:control="control64"/></text:p>
          </table:table-cell>
          <table:table-cell table:style-name="Tabela5.C15" office:value-type="string">
            <text:p text:style-name="P23"/>
          </table:table-cell>
        </table:table-row>
        <table:table-row table:style-name="Tabela5.1">
          <table:table-cell table:style-name="Tabela5.A16" office:value-type="string">
            <text:p text:style-name="P20"><text:span text:style-name="T1">Comissão</text:span></text:p>
          </table:table-cell>
          <table:table-cell table:style-name="Tabela5.B16" office:value-type="string">
            <text:p text:style-name="P23"><draw:control text:anchor-type="char" draw:z-index="79" draw:style-name="gr6" draw:text-style-name="P29" svg:width="2.322cm" svg:height="0.417cm" svg:x="0.123cm" svg:y="0.049cm" draw:control="control65"/><draw:control text:anchor-type="char" draw:z-index="80" draw:style-name="gr6" draw:text-style-name="P29" svg:width="3.433cm" svg:height="0.417cm" svg:x="2.875cm" svg:y="0.049cm" draw:control="control66"/></text:p>
          </table:table-cell>
          <table:table-cell table:style-name="Tabela5.C16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list xml:id="list104523731458333" text:continue-numbering="true" text:style-name="WWNum1">
        <text:list-item>
          <text:p text:style-name="P5"><text:span text:style-name="T3">Inf</text:span><text:bookmark-start text:name="__DdeLink__301_3950902687"/><text:span text:style-name="T3">raestrutura computadores empresa cliente</text:span><text:bookmark-end text:name="__DdeLink__301_3950902687"/></text:p>
        </text:list-item>
      </text:list>
      <text:p text:style-name="P3"/>
      <text:p text:style-name="P12"><text:span text:style-name="T4">Nesta seção serão levantados pontos referentes a infraestrutura como, quantidade de máquinas, estrutura da rede, velocidade da rede dentre outros pontos visando a compatibilidade da utilização e implantação do sistema com a estrutura da empresa. <text:s/></text:span></text:p>
      <text:p text:style-name="P11"/>
      <text:p text:style-name="P1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24"><text:span text:style-name="T5">Computadores</text:span>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P20"><text:span text:style-name="T1">Quantidade computadores empresa</text:span></text:p>
          </table:table-cell>
          <table:table-cell table:style-name="Tabela6.B2" office:value-type="string">
            <text:p text:style-name="P23"/>
          </table:table-cell>
        </table:table-row>
        <table:table-row table:style-name="Tabela6.1">
          <table:table-cell table:style-name="Tabela6.A3" office:value-type="string">
            <text:p text:style-name="P20"><text:span text:style-name="T1">Quantidade de licenças do sistema</text:span></text:p>
          </table:table-cell>
          <table:table-cell table:style-name="Tabela6.B3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24"><text:span text:style-name="T5">Servidor </text:span>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20"><text:span text:style-name="T1">Possui HD SSD</text:span></text:p>
          </table:table-cell>
          <table:table-cell table:style-name="Tabela7.B2" office:value-type="string">
            <text:p text:style-name="P23"><draw:control text:anchor-type="char" draw:z-index="81" draw:style-name="gr6" draw:text-style-name="P29" svg:width="2.322cm" svg:height="0.417cm" svg:x="1.288cm" svg:y="0.049cm" draw:control="control67"/><draw:control text:anchor-type="char" draw:z-index="82" draw:style-name="gr6" draw:text-style-name="P29" svg:width="2.322cm" svg:height="0.417cm" svg:x="4.701cm" svg:y="0.049cm" draw:control="control68"/></text:p>
          </table:table-cell>
        </table:table-row>
        <table:table-row table:style-name="Tabela7.1">
          <table:table-cell table:style-name="Tabela7.A3" office:value-type="string">
            <text:p text:style-name="P20"><text:span text:style-name="T1">Memória RAM</text:span></text:p>
          </table:table-cell>
          <table:table-cell table:style-name="Tabela7.B3" office:value-type="string">
            <text:p text:style-name="P23"/>
          </table:table-cell>
        </table:table-row>
        <table:table-row table:style-name="Tabela7.1">
          <table:table-cell table:style-name="Tabela7.A4" office:value-type="string">
            <text:p text:style-name="P20"><text:span text:style-name="T1">Processador</text:span></text:p>
          </table:table-cell>
          <table:table-cell table:style-name="Tabela7.B4" office:value-type="string">
            <text:p text:style-name="P23"/>
          </table:table-cell>
        </table:table-row>
        <table:table-row table:style-name="Tabela7.1">
          <table:table-cell table:style-name="Tabela7.A5" office:value-type="string">
            <text:p text:style-name="P20"><text:span text:style-name="T1">Compartilhamento de imagens, boletos, xmls de notas ...</text:span></text:p>
          </table:table-cell>
          <table:table-cell table:style-name="Tabela7.B5" office:value-type="string">
            <text:p text:style-name="P23"><draw:control text:anchor-type="char" draw:z-index="83" draw:style-name="gr6" draw:text-style-name="P29" svg:width="2.322cm" svg:height="0.417cm" svg:x="1.261cm" svg:y="0.049cm" draw:control="control69"/><draw:control text:anchor-type="char" draw:z-index="84" draw:style-name="gr6" draw:text-style-name="P29" svg:width="2.322cm" svg:height="0.417cm" svg:x="4.754cm" svg:y="0.076cm" draw:control="control70"/></text:p>
          </table:table-cell>
        </table:table-row>
      </table:table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24"><text:span text:style-name="T5">Velocidade da rede terminal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20"><text:span text:style-name="T1">Barramento </text:span></text:p>
          </table:table-cell>
          <table:table-cell table:style-name="Tabela8.B2" office:value-type="string">
            <text:p text:style-name="P23"><draw:control text:anchor-type="char" draw:z-index="85" draw:style-name="gr6" draw:text-style-name="P29" svg:width="2.322cm" svg:height="0.417cm" svg:x="1.288cm" svg:y="0.049cm" draw:control="control71"/><draw:control text:anchor-type="char" draw:z-index="86" draw:style-name="gr6" draw:text-style-name="P29" svg:width="2.322cm" svg:height="0.417cm" svg:x="3.616cm" svg:y="0.049cm" draw:control="control72"/></text:p>
          </table:table-cell>
        </table:table-row>
        <table:table-row table:style-name="Tabela8.3">
          <table:table-cell table:style-name="Tabela8.A3" office:value-type="string">
            <text:p text:style-name="P20"><text:span text:style-name="T1">Wireless</text:span></text:p>
          </table:table-cell>
          <table:table-cell table:style-name="Tabela8.B3" office:value-type="string">
            <text:p text:style-name="P23"><draw:control text:anchor-type="char" draw:z-index="87" draw:style-name="gr6" draw:text-style-name="P29" svg:width="2.322cm" svg:height="0.417cm" svg:x="1.288cm" svg:y="0.049cm" draw:control="control73"/><draw:control text:anchor-type="char" draw:z-index="88" draw:style-name="gr6" draw:text-style-name="P29" svg:width="2.322cm" svg:height="0.417cm" svg:x="3.616cm" svg:y="0.049cm" draw:control="control74"/></text:p>
          </table:table-cell>
        </table:table-row>
      </table:table>
      <text:p text:style-name="Standard"/>
      <text:p text:style-name="Standard">* Caso seja Wireless preencher o quadro a baixo com a relação dos computadores que estão na Wiriless</text:p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4"><text:span text:style-name="T5">IP</text:span></text:p>
          </table:table-cell>
          <table:table-cell table:style-name="Tabela9.B1" office:value-type="string">
            <text:p text:style-name="P24"><text:span text:style-name="T5">Nome do computador</text:span></text:p>
          </table:table-cell>
        </table:table-row>
        <table:table-row table:style-name="Tabela9.1">
          <table:table-cell table:style-name="Tabela9.A2" office:value-type="string">
            <text:p text:style-name="P22"/>
          </table:table-cell>
          <table:table-cell table:style-name="Tabela9.B2" office:value-type="string">
            <text:p text:style-name="P23"/>
          </table:table-cell>
        </table:table-row>
        <table:table-row table:style-name="Tabela9.1">
          <table:table-cell table:style-name="Tabela9.A3" office:value-type="string">
            <text:p text:style-name="P22"/>
          </table:table-cell>
          <table:table-cell table:style-name="Tabela9.B3" office:value-type="string">
            <text:p text:style-name="P23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list xml:id="list104523179583210" text:continue-numbering="true" text:style-name="WWNum1">
        <text:list-item>
          <text:p text:style-name="P5"><text:bookmark-start text:name="__DdeLink__305_3950902687"/><text:bookmark-start text:name="__DdeLink__303_3950902687"/><text:span text:style-name="T3">Organograma da empresa </text:span><text:bookmark-end text:name="__DdeLink__305_3950902687"/><text:bookmark-end text:name="__DdeLink__303_3950902687"/></text:p>
        </text:list-item>
      </text:list>
      <text:p text:style-name="P3"/>
      <text:p text:style-name="P12"><text:span text:style-name="T4">Nesta seção deve ser incluído o organograma da empresa a fim de detalhar toda a estrutura de cargos e responsabilidades dos funcionários e seus respectivos setores, caso a empresa não tenha um organograma a estrutura deve ser montada junto com o cliente.</text:span></text:p>
      <text:p text:style-name="P11"/>
      <text:p text:style-name="P12"><text:span text:style-name="T4">Abaixo exemplo:</text:span></text:p>
      <text:p text:style-name="P11"><draw:custom-shape text:anchor-type="paragraph" draw:z-index="0" draw:name="Forma2" draw:style-name="gr1" draw:text-style-name="P26" svg:width="3.791cm" svg:height="1.357cm" svg:x="5.706cm" svg:y="0.427cm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draw:custom-shape text:anchor-type="paragraph" draw:z-index="7" draw:name="Forma5" draw:style-name="gr5" draw:text-style-name="P28" svg:width="2.574cm" svg:height="0.971cm" svg:x="6.343cm" svg:y="0.078cm"><text:p text:style-name="P25"><text:span text:style-name="T6">Diretor </text:span></text:p><text:p text:style-name="P25"><text:span text:style-name="T6">Fabrici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><draw:line text:anchor-type="paragraph" draw:z-index="1" draw:name="Forma3" draw:style-name="gr2" draw:text-style-name="P27" svg:x1="10.258cm" svg:y1="-2.379cm" svg:x2="10.276cm" svg:y2="-1.141cm"><text:p/></draw:line></text:p>
      <text:p text:style-name="P11"/>
      <text:p text:style-name="P11"><draw:custom-shape text:anchor-type="paragraph" draw:z-index="2" draw:name="Forma2" draw:style-name="gr1" draw:text-style-name="P26" svg:width="3.791cm" svg:height="1.357cm" svg:x="5.706cm" svg:y="0.316cm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orma2" draw:style-name="gr3" draw:text-style-name="P26" svg:width="3.793cm" svg:height="1.357cm" svg:x="10.786cm" svg:y="0.231cm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orma2" draw:style-name="gr4" draw:text-style-name="P26" svg:width="3.795cm" svg:height="1.357cm" svg:x="0.653cm" svg:y="0.385cm"><text:p/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Forma5" draw:style-name="gr5" draw:text-style-name="P28" svg:width="3.474cm" svg:height="0.971cm" svg:x="10.92cm" svg:y="0.448cm"><text:p text:style-name="P25"><text:span text:style-name="T6">Gerente Compras</text:span></text:p><text:p text:style-name="P25"><text:span text:style-name="T6">Vani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draw:line text:anchor-type="paragraph" draw:z-index="6" draw:name="Forma4" draw:style-name="gr2" draw:text-style-name="P27" svg:x1="9.49cm" svg:y1="0.488cm" svg:x2="10.794cm" svg:y2="0.493cm"><text:p/></draw:line><draw:custom-shape text:anchor-type="paragraph" draw:z-index="8" draw:name="Forma5" draw:style-name="gr5" draw:text-style-name="P28" svg:width="3.529cm" svg:height="0.971cm" svg:x="5.706cm" svg:y="0.041cm"><text:p text:style-name="P25"><text:span text:style-name="T6">Gerente Comercial Marc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Forma5" draw:style-name="gr5" draw:text-style-name="P28" svg:width="3.58cm" svg:height="0.971cm" svg:x="0.76cm" svg:y="0.093cm"><text:p text:style-name="P25"><text:span text:style-name="T6">Gerente Financeiro</text:span></text:p><text:p text:style-name="P25"><text:span text:style-name="T6">André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draw:line text:anchor-type="paragraph" draw:z-index="5" draw:name="Forma4" draw:style-name="gr2" draw:text-style-name="P27" svg:x1="4.489cm" svg:y1="0.144cm" svg:x2="5.713cm" svg:y2="0.149cm"><text:p/></draw:line></text:p>
      <text:p text:style-name="P11"/>
      <text:p text:style-name="P11"/>
      <text:p text:style-name="P11"/>
      <text:p text:style-name="P11"/>
      <text:list xml:id="list104523700614078" text:continue-numbering="true" text:style-name="WWNum1">
        <text:list-item>
          <text:p text:style-name="P14"><text:bookmark-start text:name="__DdeLink__555_995068535"/><text:span text:style-name="T3">Estrutura física da empresa</text:span><text:bookmark-end text:name="__DdeLink__555_995068535"/></text:p>
        </text:list-item>
      </text:list>
      <text:p text:style-name="P15"/>
      <text:p text:style-name="P16"><text:span text:style-name="T4">Nesta seção deve ser detalhado como é a estrutura física da empresa em relação localização dos setores da empresa que utilizarão o sistema a fim de mapear a viabilidade de implantação e utilização do sistema pelo cliente no ambiente estrutural da mesma. </text:span></text:p>
      <text:p text:style-name="P17"/>
      <text:p text:style-name="P17"/>
      <text:list xml:id="list104523266688492" text:continue-numbering="true" text:style-name="WWNum1">
        <text:list-item>
          <text:p text:style-name="P14"><text:span text:style-name="T3">Dificuldades encontradas no controle dos processos internos da empresa</text:span></text:p>
        </text:list-item>
      </text:list>
      <text:p text:style-name="P18"/>
      <text:p text:style-name="P13"><text:span text:style-name="T3"><text:s text:c="6"/></text:span><text:span text:style-name="T4">Nesta seção devem ser levantadas junto ao cliente as situações de dificuldades em que o <text:s text:c="21"/>mesmo esteja passando em relação ao controle das rotina e processos internos da empresa cujo <text:s text:c="5"/>o objetivo do cliente seja adaptar o controle destes pelo sistema mas que também existe <text:s text:c="10"/>dificuldade nesta migração de controle pelo para o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pt" fo:country="BR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fo:font-weight="bold" style:font-weight-asian="bold" style:font-weight-complex="bold"/>
    </style:style>
    <style:style style:name="ListLabel_20_7" style:display-name="ListLabel 7" style:family="text">
      <style:text-properties fo:font-weight="bold" style:font-weight-asian="bold" style:font-weight-complex="bold"/>
    </style:style>
    <style:style style:name="ListLabel_20_8" style:display-name="ListLabel 8" style:family="text">
      <style:text-properties fo:font-weight="bold" style:font-weight-asian="bold" style:font-weight-complex="bold"/>
    </style:style>
    <style:style style:name="ListLabel_20_9" style:display-name="ListLabel 9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>
      <style:text-properties fo:font-weight="bold" style:font-weight-asian="bold" style:font-weight-complex="bold"/>
    </style:style>
    <style:style style:name="ListLabel_20_22" style:display-name="ListLabel 22" style:family="text">
      <style:text-properties fo:font-weight="bold" style:font-weight-asian="bold" style:font-weight-complex="bold"/>
    </style:style>
    <style:style style:name="ListLabel_20_23" style:display-name="ListLabel 23" style:family="text">
      <style:text-properties fo:font-weight="bold" style:font-weight-asian="bold" style:font-weight-complex="bold"/>
    </style:style>
    <style:style style:name="ListLabel_20_24" style:display-name="ListLabel 24" style:family="text">
      <style:text-properties fo:font-weight="bold" style:font-weight-asian="bold" style:font-weight-complex="bold"/>
    </style:style>
    <style:style style:name="ListLabel_20_25" style:display-name="ListLabel 25" style:family="text">
      <style:text-properties fo:font-weight="bold" style:font-weight-asian="bold" style:font-weight-complex="bold"/>
    </style:style>
    <style:style style:name="ListLabel_20_26" style:display-name="ListLabel 26" style:family="text">
      <style:text-properties fo:font-weight="bold" style:font-weight-asian="bold" style:font-weight-complex="bold"/>
    </style:style>
    <style:style style:name="ListLabel_20_27" style:display-name="ListLabel 27" style:family="text">
      <style:text-properties fo:font-weight="bold" style:font-weight-asian="bold" style:font-weight-complex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ListLabel_20_29" style:display-name="ListLabel 29" style:family="text">
      <style:text-properties fo:font-weight="bold" style:font-weight-asian="bold" style:font-weight-complex="bold"/>
    </style:style>
    <style:style style:name="ListLabel_20_30" style:display-name="ListLabel 30" style:family="text">
      <style:text-properties fo:font-weight="bold" style:font-weight-asian="bold" style:font-weight-complex="bold"/>
    </style:style>
    <style:style style:name="ListLabel_20_31" style:display-name="ListLabel 31" style:family="text">
      <style:text-properties fo:font-weight="bold" style:font-weight-asian="bold" style:font-weight-complex="bold"/>
    </style:style>
    <style:style style:name="ListLabel_20_32" style:display-name="ListLabel 32" style:family="text">
      <style:text-properties fo:font-weight="bold" style:font-weight-asian="bold" style:font-weight-complex="bold"/>
    </style:style>
    <style:style style:name="ListLabel_20_33" style:display-name="ListLabel 33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weight="bold" style:font-weight-asian="bold" style:font-weight-complex="bold"/>
    </style:style>
    <style:style style:name="ListLabel_20_36" style:display-name="ListLabel 36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28cm, -0.028cm, -0.028cm, -0.02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0.215cm" svg:y="-0.702cm" svg:width="4.912cm" svg:height="1.441cm" draw:z-index="14"><draw:image xlink:href="Pictures/10000201000001F600000083614A741DDBEB8F8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3:38:21</meta:creation-date>
    <dc:language>pt-BR</dc:language>
    <dc:date>2019-02-15T15:26:31</dc:date>
    <meta:editing-cycles>62</meta:editing-cycles>
    <meta:editing-duration>PT19H54M</meta:editing-duration>
    <meta:generator>LibreOffice/6.1.4.2$Windows_X86_64 LibreOffice_project/9d0f32d1f0b509096fd65e0d4bec26ddd1938fd3</meta:generator>
    <meta:document-statistic meta:table-count="9" meta:image-count="1" meta:object-count="0" meta:page-count="4" meta:paragraph-count="89" meta:word-count="534" meta:character-count="3482" meta:non-whitespace-character-count="2990"/>
  </office:meta>
</office:document-meta>
</file>